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a69ead" officeooo:paragraph-rsid="00a69ea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3" style:family="text">
      <style:text-properties officeooo:rsid="002b76fd"/>
    </style:style>
    <style:style style:name="T4" style:family="text">
      <style:text-properties officeooo:rsid="002d0283"/>
    </style:style>
    <style:style style:name="T5" style:family="text">
      <style:text-properties officeooo:rsid="0030e86e"/>
    </style:style>
    <style:style style:name="T6" style:family="text">
      <style:text-properties officeooo:rsid="003ef6f0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fo:font-weight="bold" officeooo:rsid="005ead2d" style:font-weight-asian="bold" style:font-weight-complex="bold"/>
    </style:style>
    <style:style style:name="T10" style:family="text">
      <style:text-properties fo:font-weight="bold" officeooo:rsid="00603b32" style:font-weight-asian="bold" style:font-weight-complex="bold"/>
    </style:style>
    <style:style style:name="T11" style:family="text">
      <style:text-properties fo:font-weight="bold" officeooo:rsid="006c48e1" style:font-weight-asian="bold" style:font-weight-complex="bold"/>
    </style:style>
    <style:style style:name="T12" style:family="text">
      <style:text-properties style:font-name="Lucida Sans" fo:font-style="normal" officeooo:rsid="0054a7d8" style:font-style-asian="normal" style:font-style-complex="normal"/>
    </style:style>
    <style:style style:name="T13" style:family="text">
      <style:text-properties style:font-name="Lucida Sans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– <text:span text:style-name="T7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4">Autorizante</text:span>: </text:p>
          </table:table-cell>
          <table:table-cell table:style-name="Tabla1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4">de Pago</text:span>: </text:p>
          </table:table-cell>
          <table:table-cell table:style-name="Tabla1.B2" office:value-type="string">
            <text:p text:style-name="P25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9">Adosados:</text:p>
          </table:table-cell>
          <table:table-cell table:style-name="Tabla1.B2" office:value-type="string">
            <text:p text:style-name="P31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26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5">a pagar</text:span>:</text:p>
          </table:table-cell>
          <table:table-cell table:style-name="Tabla2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0"><text:placeholder text:placeholder-type="text">&lt;if test="o.withholdings_amount &lt; 0"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11">Devolución de Retenciones:</text:p>
          </table:table-cell>
          <table:table-cell table:style-name="Tabla2.B2" office:value-type="string">
            <text:p text:style-name="P32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0">Importe <text:span text:style-name="T5">a pagar ajustado</text:span>:</text:p>
          </table:table-cell>
          <table:table-cell table:style-name="Tabla2.B2" office:value-type="string">
            <text:p text:style-name="P32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17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28"><text:placeholder text:placeholder-type="text">&lt;o.partner_id.display_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28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3">ones</text:span> Presupuestaria<text:span text:style-name="T3">s</text:span>:</text:p>
          </table:table-cell>
          <table:table-cell table:style-name="Tabla2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19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16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 table:style-name="Tabla2.14">
          <table:table-cell table:style-name="Tabla2.A2" office:value-type="string">
            <text:p text:style-name="P6">Comprobantes a pagar:</text:p>
          </table:table-cell>
          <table:table-cell table:style-name="Tabla2.B2" office:value-type="string">
            <text:p text:style-name="P33"><text:span text:style-name="T12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13"><text:placeholder text:placeholder-type="text">&lt;/if&gt;</text:placeholder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4">Referencia de Pago</text:span>:</text:p>
          </table:table-cell>
          <table:table-cell table:style-name="Tabla3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7">Memoria:</text:p>
          </table:table-cell>
          <table:table-cell table:style-name="Tabla3.B2" office:value-type="string">
            <text:p text:style-name="P30"><text:placeholder text:placeholder-type="text">&lt;o.communication&gt;</text:placeholder></text:p>
          </table:table-cell>
        </table:table-row>
        <table:table-row>
          <table:table-cell table:style-name="Tabla3.A2" office:value-type="string">
            <text:p text:style-name="P8">Retenciones <text:span text:style-name="T6">pagadas</text:span></text:p>
          </table:table-cell>
          <table:table-cell table:style-name="Tabla3.B2" office:value-type="string">
            <text:p text:style-name="P34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8">URÍA</text:span> GENERAL</text:p>
          </table:table-cell>
        </table:table-row>
      </table:table>
      <text:p text:style-name="P38"/>
      <text:p text:style-name="P2"/>
      <text:p text:style-name="P21"><text:placeholder text:placeholder-type="text">&lt;if test="o.state == 'cancel'"&gt;</text:placeholder></text:p>
      <text:p text:style-name="P22"><text:span text:style-name="T11">xx</text:span><text:span text:style-name="T9">______________</text:span><text:span text:style-name="T10">ANULADA</text:span><text:span text:style-name="T9">______________</text:span><text:span text:style-name="T11">xx</text:span></text:p>
      <text:p text:style-name="P18"><text:placeholder text:placeholder-type="text">&lt;/if&gt;</text:placeholder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3T08:20:38.684599156</dc:date>
    <meta:editing-duration>P2DT5H43M5S</meta:editing-duration>
    <meta:editing-cycles>129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47" meta:word-count="138" meta:character-count="1569" meta:non-whitespace-character-count="14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